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" office:value-type="string" calcext:value-type="string">
            <text:p>ExtraNot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TAKE_DOWN, DOUBLE_EDGE, GIGA_DRAIN, SOLARBEAM, MIMIC, DOUBLE_TEAM, REFLECT, BIDE, REST, SUBSTITUTE, CUT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13 VINE_WHIP ; 20 POISONPOWDER ; 27 RAZOR_LEAF ; 34 GROWTH ; 41 SLEEP_POWDER ; 48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TAKE_DOWN, DOUBLE_EDGE, GIGA_DRAIN, SOLARBEAM, MIMIC, DOUBLE_TEAM, REFLECT, BIDE, REST, SUBSTITUTE, CUT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13 VINE_WHIP ; 22 POISONPOWDER ; 30 RAZOR_LEAF ; 38 GROWTH ; 46 SLEEP_POWDER ; 54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TAKE_DOWN, DOUBLE_EDGE, GIGA_DRAIN, SOLARBEAM, MIMIC, DOUBLE_TEAM, REFLECT, BIDE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 LEECH_SEED ; 13 VINE_WHIP ; 22 POISONPOWDER ; 30 RAZOR_LEAF ; 43 GROWTH ; 55 SLEEP_POWDER ; 65 SOLARBEAM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MEGA_KICK, TOXIC, BODY_SLAM, TAKE_DOWN, DOUBLE_EDGE, SUBMISSION, COUNTER, SEISMIC_TOSS, DRAGON_RAGE, DIG, MIMIC, DOUBLE_TEAM, REFLECT, BIDE, FIRE_BLAST, SWIFT, SKULL_BASH, REST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5 LEER ; 30 SLASH ; 38 FLAMETHROWER ; 46 FIRE_SPIN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MEGA_KICK, TOXIC, BODY_SLAM, TAKE_DOWN, DOUBLE_EDGE, SUBMISSION, COUNTER, SEISMIC_TOSS, DRAGON_RAGE, DIG, MIMIC, DOUBLE_TEAM, REFLECT, BIDE, FIRE_BLAST, SWIFT, SKULL_BASH, REST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5 LEER ; 33 SLASH ; 42 FLAMETHROWER ; 56 FIRE_SPIN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MEGA_KICK, TOXIC, BODY_SLAM, TAKE_DOWN, DOUBLE_EDGE, HYPER_BEAM, SUBMISSION, COUNTER, SEISMIC_TOSS, DRAGON_RAGE, EARTHQUAKE, FISSURE, DIG, MIMIC, DOUBLE_TEAM, REFLECT, BIDE, FIRE_BLAST, SWIFT, SKULL_BASH, REST, SUBSTITUTE, CUT, FLY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 EMBER ; 15 LEER ; 36 SLASH ; 46 FLAMETHROWER ; 55 FIRE_SPI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DIG, MIMIC, DOUBLE_TEAM, REFLECT, BIDE, SKULL_BASH, REST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5 WATER_GUN ; 22 BITE ; 28 DEFENSE_CURL ; 35 SKULL_BASH ; 42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DIG, MIMIC, DOUBLE_TEAM, REFLECT, BIDE, SKULL_BASH, REST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5 WATER_GUN ; 24 BITE ; 31 DEFENSE_CURL ; 39 SKULL_BASH ; 47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EARTHQUAKE, FISSURE, DIG, MIMIC, DOUBLE_TEAM, REFLECT, BIDE, SKULL_BASH, REST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BUBBLE ; 15 WATER_GUN ; 24 BITE ; 31 DEFENSE_CURL ; 42 SKULL_BASH ; 52 HYDRO_PUMP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HYPER_BEAM, GIGA_DRAIN, SOLARBEAM, PSYCHIC_M, TELEPORT, MIMIC, DOUBLE_TEAM, REFLECT, BIDE, SWIFT, REST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CONFUSION ; 13 POISONPOWDER ; 14 STUN_SPORE ; 15 SLEEP_POWDER ; 18 SUPERSONIC ; 28 GUST ; 34 PSYBEAM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TAKE_DOWN, DOUBLE_EDGE, HYPER_BEAM, GIGA_DRAIN, MIMIC, DOUBLE_TEAM, REFLECT, BIDE, SWIFT, SKULL_BASH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 FURY_ATTACK ; 16 FOCUS_ENERGY ; 20 TWINEEDLE ; 30 PIN_MISSILE ; 35 AGILITY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TAKE_DOWN, DOUBLE_EDGE, MIMIC, DOUBLE_TEAM, REFLECT, BIDE, SWIFT, SKY_ATTACK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12 QUICK_ATTACK ; 28 WING_ATTACK ; 36 AGILITY ; 44 MIRROR_MOV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TAKE_DOWN, DOUBLE_EDGE, MIMIC, DOUBLE_TEAM, REFLECT, BIDE, SWIFT, SKY_ATTACK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12 QUICK_ATTACK ; 31 WING_ATTACK ; 40 AGILITY ; 49 MIRROR_MOV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TAKE_DOWN, DOUBLE_EDGE, HYPER_BEAM, MIMIC, DOUBLE_TEAM, REFLECT, BIDE, SWIFT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 SAND_ATTACK ; 12 QUICK_ATTACK ; 31 WING_ATTACK ; 44 AGILITY ; 54 MIRROR_MOV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BLIZZARD, THUNDERBOLT, THUNDER, DIG, MIMIC, DOUBLE_TEAM, BIDE, SWIFT, SKULL_BASH, REST, SUBSTITUT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7 QUICK_ATTACK ; 14 HYPER_FANG ; 23 FOCUS_ENERGY ; 34 SUPER_FANG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ICE_BEAM, BLIZZARD, HYPER_BEAM, THUNDERBOLT, THUNDER, DIG, MIMIC, DOUBLE_TEAM, BIDE, SWIFT, SKULL_BASH, REST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 QUICK_ATTACK ; 14 HYPER_FANG ; 27 FOCUS_ENERGY ; 41 SUPER_FANG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MIMIC, DOUBLE_TEAM, BIDE, SWIFT, SKY_ATTACK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9 LEER ; 15 FURY_ATTACK ; 22 MIRROR_MOVE ; 29 DRILL_PECK ; 36 AGILITY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HYPER_BEAM, MIMIC, DOUBLE_TEAM, BIDE, SWIFT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 LEER ; 15 FURY_ATTACK ; 25 MIRROR_MOVE ; 34 DRILL_PECK ; 43 AGILITY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GIGA_DRAIN, EARTHQUAKE, FISSURE, DIG, MIMIC, DOUBLE_TEAM, BIDE, SKULL_BASH, RES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10 POISON_STING ; 17 BITE ; 24 GLARE ; 31 SCREECH ; 38 ACID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GIGA_DRAIN, EARTHQUAKE, FISSURE, DIG, MIMIC, DOUBLE_TEAM, BIDE, SKULL_BASH, REST, ROCK_SLID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POISON_STING ; 17 BITE ; 27 GLARE ; 36 SCREECH ; 47 ACID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PAY_DAY, SUBMISSION, SEISMIC_TOSS, THUNDERBOLT, THUNDER, MIMIC, DOUBLE_TEAM, REFLECT, BIDE, SWIFT, SKULL_BASH, REST, THUNDER_WAVE, SUBSTITUTE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8 THUNDER_WAVE ; 11 QUICK_ATTACK ; 15 DOUBLE_TEAM ; 20 SLAM ; 26 THUNDERBOLT ; 33 AGILITY ; 41 THUNDER ; 50 LIGHT_SCREEN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PAY_DAY, SUBMISSION, SEISMIC_TOSS, THUNDERBOLT, THUNDER, MIMIC, DOUBLE_TEAM, REFLECT, BIDE, SWIFT, SKULL_BASH, REST, THUNDER_WAVE, SUBSTITUTE, FL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SUBMISSION, SEISMIC_TOSS, EARTHQUAKE, FISSURE, DIG, MIMIC, DOUBLE_TEAM, BIDE, SWIFT, SKULL_BASH, REST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7 SLASH ; 24 POISON_STING ; 31 SWIFT ; 38 FURY_SWIPES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HYPER_BEAM, SUBMISSION, SEISMIC_TOSS, EARTHQUAKE, FISSURE, DIG, MIMIC, DOUBLE_TEAM, BIDE, SWIFT, SKULL_BASH, REST, ROCK_SLIDE, SUBSTITUTE, CUT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SAND_ATTACK ; 17 SLASH ; 27 POISON_STING ; 36 SWIFT ; 47 FURY_SWIPES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TAKE_DOWN, DOUBLE_EDGE, BLIZZARD, THUNDERBOLT, THUNDER, MIMIC, DOUBLE_TEAM, REFLECT, BIDE, SKULL_BASH, REST, SUBSTITUT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8 SCRATCH ; 12 DOUBLE_KICK ; 17 POISON_STING ; 30 BITE ; 38 FURY_SWIPES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HORN_DRILL, BODY_SLAM, TAKE_DOWN, DOUBLE_EDGE, BUBBLEBEAM, WATER_GUN, ICE_BEAM, BLIZZARD, THUNDERBOLT, THUNDER, MIMIC, DOUBLE_TEAM, REFLECT, BIDE, SKULL_BASH, REST, SUBSTITUT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8 SCRATCH ; 12 DOUBLE_KICK ; 19 POISON_STING ; 36 BITE ; 46 FURY_SWIPES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SCRATCH ; 12 DOUBLE_KICK ; 23 BODY_SLAM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HORN_DRILL, BODY_SLAM, TAKE_DOWN, DOUBLE_EDGE, BLIZZARD, THUNDERBOLT, THUNDER, MIMIC, DOUBLE_TEAM, REFLECT, BIDE, SKULL_BASH, REST, SUBSTITUT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8 HORN_ATTACK ; 12 DOUBLE_KICK ; 17 POISON_STING ; 23 FOCUS_ENERGY ; 30 FURY_ATTACK ; 38 HORN_DRILL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HORN_DRILL, BODY_SLAM, TAKE_DOWN, DOUBLE_EDGE, BUBBLEBEAM, WATER_GUN, ICE_BEAM, BLIZZARD, THUNDERBOLT, THUNDER, MIMIC, DOUBLE_TEAM, REFLECT, BIDE, SKULL_BASH, REST, SUBSTITUT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8 HORN_ATTACK ; 12 DOUBLE_KICK ; 19 POISON_STING ; 27 FOCUS_ENERGY ; 36 FURY_ATTACK ; 46 HORN_DRILL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HORN_DRILL, BODY_SLAM, TAKE_DOWN, DOUBLE_EDGE, BUBBLEBEAM, WATER_GUN, ICE_BEAM, BLIZZARD, HYPER_BEAM, PAY_DAY, SUBMISSION, COUNTER, SEISMIC_TOSS, THUNDERBOLT, THUNDER, EARTHQUAKE, FISSURE, MIMIC, DOUBLE_TEAM, REFLECT, BIDE, FIRE_BLAST, SKULL_BASH, REST, ROCK_SLID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HORN_ATTACK ; 12 DOUBLE_KICK ; 23 THR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SOLARBEAM, THUNDERBOLT, THUNDER, PSYCHIC_M, TELEPORT, MIMIC, DOUBLE_TEAM, REFLECT, BIDE, METRONOME, FIRE_BLAST, SKULL_BASH, REST, THUNDER_WAVE, PSYWAVE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13 SING ; 24 MINIMIZE ; 31 METRONOME ; 39 DEFENSE_CURL ; 48 LIGHT_SCREEN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SOLARBEAM, THUNDERBOLT, THUNDER, PSYCHIC_M, TELEPORT, MIMIC, DOUBLE_TEAM, REFLECT, BIDE, METRONOME, FIRE_BLAST, SKULL_BASH, REST, THUNDER_WAVE, PSYWAVE, SUBSTITUTE, STRENGTH, FL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DIG, MIMIC, DOUBLE_TEAM, REFLECT, BIDE, FIRE_BLAST, SWIFT, SKULL_BASH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16 QUICK_ATTACK ; 28 CONFUSE_RAY ; 35 FLAMETHROWER ; 42 FIRE_SPIN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DIG, MIMIC, DOUBLE_TEAM, REFLECT, BIDE, FIRE_BLAST, SWIFT, SKULL_BASH, REST, SUBSTITUT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SOLARBEAM, THUNDERBOLT, THUNDER, PSYCHIC_M, TELEPORT, MIMIC, DOUBLE_TEAM, REFLECT, BIDE, FIRE_BLAST, SKULL_BASH, REST, THUNDER_WAVE, PSYWAVE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9 POUND ; 14 DISABLE ; 19 DEFENSE_CURL ; 29 REST ; 34 BODY_SLAM ; 39 DOUBLE_EDG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SOLARBEAM, THUNDERBOLT, THUNDER, PSYCHIC_M, TELEPORT, MIMIC, DOUBLE_TEAM, REFLECT, BIDE, FIRE_BLAST, SKULL_BASH, REST, THUNDER_WAVE, PSYWAVE, SUBSTITUTE, STRENGTH, FL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GIGA_DRAIN, MIMIC, DOUBLE_TEAM, BIDE, SWIFT, REST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5 BITE ; 21 CONFUSE_RAY ; 28 WING_ATTACK ; 36 HAZE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HYPER_BEAM, GIGA_DRAIN, MIMIC, DOUBLE_TEAM, BIDE, SWIFT, REST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SUPERSONIC ; 15 BITE ; 21 CONFUSE_RAY ; 32 WING_ATTACK ; 43 HAZ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TAKE_DOWN, DOUBLE_EDGE, GIGA_DRAIN, SOLARBEAM, MIMIC, DOUBLE_TEAM, REFLECT, BIDE, REST, SUBSTITUTE, CU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15 POISONPOWDER ; 17 STUN_SPORE ; 19 SLEEP_POWDER ; 24 ACID ; 33 PETAL_DANCE ; 46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TAKE_DOWN, DOUBLE_EDGE, GIGA_DRAIN, SOLARBEAM, MIMIC, DOUBLE_TEAM, REFLECT, BIDE, REST, SUBSTITUTE, CUT</text:p>
          </table:table-cell>
          <table:table-cell office:value-type="string" calcext:value-type="string">
            <text:p>EV_ITEM, LEAF_STONE, 1, VILEPLUME</text:p>
          </table:table-cell>
          <table:table-cell office:value-type="string" calcext:value-type="string">
            <text:p>15 POISONPOWDER ; 17 STUN_SPORE ; 19 SLEEP_POWDER ; 28 ACID ; 38 PETAL_DANCE ; 52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TAKE_DOWN, DOUBLE_EDGE, HYPER_BEAM, GIGA_DRAIN, SOLARBEAM, MIMIC, DOUBLE_TEAM, REFLECT, BIDE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 POISONPOWDER ; 17 STUN_SPORE ; 19 SLEEP_POWDER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GIGA_DRAIN, SOLARBEAM, DIG, MIMIC, DOUBLE_TEAM, REFLECT, BIDE, SKULL_BASH, REST, SUBSTITUTE, CUT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13 STUN_SPORE ; 20 LEECH_LIFE ; 27 SPORE ; 34 SLASH ; 41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HYPER_BEAM, GIGA_DRAIN, SOLARBEAM, DIG, MIMIC, DOUBLE_TEAM, REFLECT, BIDE, SKULL_BASH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 STUN_SPORE ; 20 LEECH_LIFE ; 30 SPORE ; 39 SLASH ; 48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GIGA_DRAIN, SOLARBEAM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11 SUPERSONIC ; 19 CONFUSION ; 22 POISONPOWDER ; 27 LEECH_LIFE ; 30 STUN_SPORE ; 35 PSYBEAM ; 38 SLEEP_POWDER ; 43 PSYCHIC_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HYPER_BEAM, GIGA_DRAIN, SOLARBEAM, PSYCHIC_M, TELEPORT, MIMIC, DOUBLE_TEAM, REFLECT, BIDE, SWIFT, REST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2 POISONPOWDER ; 27 LEECH_LIFE ; 30 STUN_SPORE ; 38 PSYBEAM ; 43 SLEEP_POWDER ; 50 PSYCHIC_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15 GROWL ; 19 DIG ; 24 SAND_ATTACK ; 31 SLASH ; 40 EARTHQUAK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EARTHQUAKE, FISSURE, DIG, MIMIC, DOUBLE_TEAM, BIDE, REST, ROCK_SLIDE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 GROWL ; 19 DIG ; 24 SAND_ATTACK ; 35 SLASH ; 47 EARTHQUAK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PAY_DAY, THUNDERBOLT, THUNDER, MIMIC, DOUBLE_TEAM, BIDE, SWIFT, SKULL_BASH, REST, SUBSTITUT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12 BITE ; 17 PAY_DAY ; 24 SCREECH ; 33 FURY_SWIPES ; 44 SL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HYPER_BEAM, PAY_DAY, THUNDERBOLT, THUNDER, MIMIC, DOUBLE_TEAM, BIDE, SWIFT, SKULL_BASH, REST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 BITE ; 17 PAY_DAY ; 24 SCREECH ; 37 FURY_SWIPES ; 51 SLASH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PAY_DAY, SUBMISSION, COUNTER, SEISMIC_TOSS, DIG, MIMIC, DOUBLE_TEAM, BIDE, SWIFT, SKULL_BASH, REST, SUBSTITUTE, SURF, STRENGT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1 DISABLE ; 36 CONFUSION ; 43 FURY_SWIPES ; 52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HYPER_BEAM, PAY_DAY, SUBMISSION, COUNTER, SEISMIC_TOSS, DIG, MIMIC, DOUBLE_TEAM, BIDE, SWIFT, SKULL_BASH, REST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1 DISABLE ; 39 CONFUSION ; 48 FURY_SWIPES ; 59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PAY_DAY, SUBMISSION, COUNTER, SEISMIC_TOSS, THUNDERBOLT, THUNDER, DIG, MIMIC, DOUBLE_TEAM, BIDE, METRONOME, SWIFT, SKULL_BASH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9 LOW_KICK ; 15 KARATE_CHOP ; 21 FURY_SWIPES ; 27 FOCUS_ENERGY ; 33 SEISMIC_TOSS ; 39 THRASH ; 45 SCREECH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PAY_DAY, SUBMISSION, COUNTER, SEISMIC_TOSS, THUNDERBOLT, THUNDER, DIG, MIMIC, DOUBLE_TEAM, BIDE, METRONOME, SWIFT, SKULL_BASH, REST, ROCK_SLID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9 LOW_KICK ; 15 KARATE_CHOP ; 21 FURY_SWIPES ; 27 FOCUS_ENERGY ; 37 SEISMIC_TOSS ; 46 THRASH ; 45 SCREECH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TAKE_DOWN, DOUBLE_EDGE, DRAGON_RAGE, DIG, MIMIC, DOUBLE_TEAM, REFLECT, BIDE, FIRE_BLAST, SWIFT, SKULL_BASH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TAKE_DOWN, DOUBLE_EDGE, HYPER_BEAM, DRAGON_RAGE, DIG, TELEPORT, MIMIC, DOUBLE_TEAM, REFLECT, BIDE, FIRE_BLAST, SWIFT, SKULL_BASH, REST, SUBSTITUT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TAKE_DOWN, DOUBLE_EDGE, BUBBLEBEAM, WATER_GUN, ICE_BEAM, BLIZZARD, PSYCHIC_M, MIMIC, DOUBLE_TEAM, BIDE, SKULL_BASH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EARTHQUAKE, FISSURE, PSYCHIC_M, MIMIC, DOUBLE_TEAM, BIDE, METRONOME, SKULL_BASH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<text:s/>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EARTHQUAKE, FISSURE, PSYCHIC_M, MIMIC, DOUBLE_TEAM, BIDE, METRONOME, SKULL_BASH, REST, PSYWAV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SUBMISSION, COUNTER, SEISMIC_TOSS, PSYCHIC_M, TELEPORT, MIMIC, DOUBLE_TEAM, REFLECT, BIDE, METRONOME, SKULL_BASH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SUBMISSION, COUNTER, SEISMIC_TOSS, DIG, PSYCHIC_M, TELEPORT, MIMIC, DOUBLE_TEAM, REFLECT, BIDE, METRONOME, SKULL_BASH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HYPER_BEAM, SUBMISSION, COUNTER, SEISMIC_TOSS, DIG, PSYCHIC_M, TELEPORT, MIMIC, DOUBLE_TEAM, REFLECT, BIDE, METRONOME, SKULL_BASH, REST, THUNDER_WAVE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SUBMISSION, COUNTER, SEISMIC_TOSS, EARTHQUAKE, FISSURE, DIG, MIMIC, DOUBLE_TEAM, BIDE, METRONOME, FIRE_BLAST, SKULL_BASH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SUBMISSION, COUNTER, SEISMIC_TOSS, EARTHQUAKE, FISSURE, DIG, MIMIC, DOUBLE_TEAM, BIDE, METRONOME, FIRE_BLAST, SKULL_BASH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HYPER_BEAM, SUBMISSION, COUNTER, SEISMIC_TOSS, EARTHQUAKE, FISSURE, DIG, MIMIC, DOUBLE_TEAM, BIDE, METRONOME, FIRE_BLAST, SKULL_BASH, REST, ROCK_SLID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TAKE_DOWN, DOUBLE_EDGE, GIGA_DRAIN, SOLARBEAM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TAKE_DOWN, DOUBLE_EDGE, GIGA_DRAIN, SOLARBEAM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TAKE_DOWN, DOUBLE_EDGE, HYPER_BEAM, GIGA_DRAIN, SOLARBEAM, MIMIC, DOUBLE_TEAM, REFLECT, BIDE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TAKE_DOWN, DOUBLE_EDGE, BUBBLEBEAM, WATER_GUN, ICE_BEAM, BLIZZARD, GIGA_DRAIN, MIMIC, DOUBLE_TEAM, REFLECT, BIDE, SKULL_BASH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TAKE_DOWN, DOUBLE_EDGE, BUBBLEBEAM, WATER_GUN, ICE_BEAM, BLIZZARD, HYPER_BEAM, GIGA_DRAIN, MIMIC, DOUBLE_TEAM, REFLECT, BIDE, SKULL_BASH, REST, SUBSTITUTE, CUT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TAKE_DOWN, DOUBLE_EDGE, SUBMISSION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TAKE_DOWN, DOUBLE_EDGE, SUBMISSION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HYPER_BEAM, SUBMISSION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BODY_SLAM, TAKE_DOWN, DOUBLE_EDGE, MIMIC, DOUBLE_TEAM, REFLECT, BIDE, FIRE_BLAST, SWIFT, SKULL_BASH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BODY_SLAM, TAKE_DOWN, DOUBLE_EDGE, HYPER_BEAM, MIMIC, DOUBLE_TEAM, REFLECT, BIDE, FIRE_BLAST, SWIFT, SKULL_BASH, REST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ICE_BEAM, BLIZZARD, PAY_DAY, EARTHQUAKE, FISSURE, DIG, PSYCHIC_M, TELEPORT, MIMIC, DOUBLE_TEAM, REFLECT, BIDE, FIRE_BLAST, SWIFT, SKULL_BASH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HYPER_BEAM, PAY_DAY, SUBMISSION, COUNTER, SEISMIC_TOSS, EARTHQUAKE, FISSURE, DIG, PSYCHIC_M, TELEPORT, MIMIC, DOUBLE_TEAM, REFLECT, BIDE, FIRE_BLAST, SWIFT, SKULL_BASH, REST, THUNDER_WAVE, PSYWAVE, SUBSTITUTE, SURF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THUNDERBOLT, THUNDER, TELEPORT, MIMIC, DOUBLE_TEAM, REFLECT, BIDE, SWIFT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HYPER_BEAM, THUNDERBOLT, THUNDER, TELEPORT, MIMIC, DOUBLE_TEAM, REFLECT, BIDE, SWIFT, REST, THUNDER_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MIMIC, DOUBLE_TEAM, REFLECT, BIDE, SWIFT, SKULL_BASH, REST, SUBSTITUTE, CUT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MIMIC, DOUBLE_TEAM, REFLECT, BIDE, SKULL_BASH, SKY_ATTACK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MIMIC, DOUBLE_TEAM, REFLECT, BIDE, SKULL_BASH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BODY_SLAM, TAKE_DOWN, DOUBLE_EDGE, BUBBLEBEAM, WATER_GUN, ICE_BEAM, BLIZZARD, PAY_DAY, MIMIC, DOUBLE_TEAM, BIDE, SKULL_BASH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BODY_SLAM, TAKE_DOWN, DOUBLE_EDGE, BUBBLEBEAM, WATER_GUN, ICE_BEAM, BLIZZARD, HYPER_BEAM, PAY_DAY, MIMIC, DOUBLE_TEAM, BIDE, SKULL_BASH, REST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BUBBLEBEAM, WATER_GUN, ICE_BEAM, BLIZZARD, TELEPORT, MIMIC, DOUBLE_TEAM, REFLECT, BIDE, SELFDESTRUCT, SWIF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BUBBLEBEAM, WATER_GUN, ICE_BEAM, BLIZZARD, HYPER_BEAM, TELEPORT, MIMIC, DOUBLE_TEAM, REFLECT, BIDE, SELFDESTRUCT, SWIFT, REST, EXPLOSION, SUBSTITUTE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DREAM_EATER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DREAM_EATER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_KICK, TOXIC, BODY_SLAM, TAKE_DOWN, DOUBLE_EDGE, HYPER_BEAM, SUBMISSION, COUNTER, SEISMIC_TOSS, GIGA_DRAIN, THUNDERBOLT, THUNDER, PSYCHIC_M, MIMIC, DOUBLE_TEAM, BIDE, METRONOME, SELFDESTRUCT, SKULL_BASH, DREAM_EATER, REST, PSYWAVE, EXPLOSION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EARTHQUAKE, FISSURE, DIG, MIMIC, DOUBLE_TEAM, BIDE, SELFDESTRUCT, SKULL_BASH, REST, EXPLOSION, ROCK_SLID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SUBMISSION, COUNTER, SEISMIC_TOSS, PSYCHIC_M, TELEPORT, MIMIC, DOUBLE_TEAM, REFLECT, BIDE, METRONOME, SKULL_BASH, DREAM_EATER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SUBMISSION, COUNTER, SEISMIC_TOSS, PSYCHIC_M, TELEPORT, MIMIC, DOUBLE_TEAM, REFLECT, BIDE, METRONOME, SKULL_BASH, DREAM_EATER, REST, THUNDER_WAVE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BUBBLEBEAM, WATER_GUN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BUBBLEBEAM, WATER_GUN, ICE_BEAM, BLIZZARD, HYPER_BEAM, MIMIC, DOUBLE_TEAM, BIDE, REST, SUBSTITUTE, CUT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THUNDERBOLT, THUNDER, TELEPORT, MIMIC, DOUBLE_TEAM, REFLECT, BIDE, SELFDESTRUCT, SWIF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HYPER_BEAM, THUNDERBOLT, THUNDER, TELEPORT, MIMIC, DOUBLE_TEAM, REFLECT, BIDE, SELFDESTRUCT, SWIFT, SKULL_BASH, REST, THUNDER_WAVE, EXPLOSION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PSYCHIC_M, TELEPORT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HYPER_BEAM, GIGA_DRAIN, SOLARBEAM, PSYCHIC_M, TELEPORT, MIMIC, DOUBLE_TEAM, REFLECT, BIDE, SELFDESTRUCT, REST, PSYWAVE, EXPLOSION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SUBMISSION, COUNTER, SEISMIC_TOSS, EARTHQUAKE, FISSURE, DIG, MIMIC, DOUBLE_TEAM, BIDE, FIRE_BLAST, SKULL_BASH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EARTHQUAKE, FISSURE, DIG, MIMIC, DOUBLE_TEAM, BIDE, FIRE_BLAST, SKULL_BASH, REST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SUBMISSION, COUNTER, SEISMIC_TOSS, MIMIC, DOUBLE_TEAM, BIDE, METRONOME, SWIFT, SKULL_BASH, REST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 ROLLING_KICK ; 38 JUMP_KICK ; 43 FOCUS_ENERGY ; 48 HI_JUMP_KICK ; 53 MEGA_KICK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SUBMISSION, COUNTER, SEISMIC_TOSS, MIMIC, DOUBLE_TEAM, BIDE, METRONOME, SWIFT, SKULL_BASH, REST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MEGA_KICK, TOXIC, BODY_SLAM, TAKE_DOWN, DOUBLE_EDGE, BUBBLEBEAM, WATER_GUN, ICE_BEAM, BLIZZARD, HYPER_BEAM, SUBMISSION, COUNTER, SEISMIC_TOSS, THUNDERBOLT, THUNDER, EARTHQUAKE, FISSURE, MIMIC, DOUBLE_TEAM, BIDE, FIRE_BLAST, SKULL_BASH, REST, SUBSTITUTE, CUT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ORN_DRILL, BODY_SLAM, TAKE_DOWN, DOUBLE_EDGE, THUNDERBOLT, THUNDER, EARTHQUAKE, FISSURE, DIG, MIMIC, DOUBLE_TEAM, BIDE, FIRE_BLAST, SKULL_BASH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<text:s/>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_KICK, TOXIC, HORN_DRILL, BODY_SLAM, TAKE_DOWN, DOUBLE_EDGE, BUBBLEBEAM, WATER_GUN, ICE_BEAM, BLIZZARD, HYPER_BEAM, PAY_DAY, SUBMISSION, COUNTER, SEISMIC_TOSS, THUNDERBOLT, THUNDER, EARTHQUAKE, FISSURE, DIG, MIMIC, DOUBLE_TEAM, BIDE, FIRE_BLAST, SKULL_BASH, REST, ROCK_SLID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SOLARBEAM, THUNDERBOLT, THUNDER, PSYCHIC_M, TELEPORT, MIMIC, DOUBLE_TEAM, REFLECT, BIDE, METRONOME, FIRE_BLAST, SKULL_BASH, SOFTBOILED, REST, THUNDER_WAVE, PSYWAVE, SUBSTITUTE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TAKE_DOWN, DOUBLE_EDGE, HYPER_BEAM, GIGA_DRAIN, SOLARBEAM, MIMIC, DOUBLE_TEAM, BIDE, SKULL_BASH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THUNDERBOLT, THUNDER, EARTHQUAKE, FISSURE, MIMIC, DOUBLE_TEAM, BIDE, FIRE_BLAST, SKULL_BASH, REST, ROCK_SLID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BUBBLEBEAM, WATER_GUN, ICE_BEAM, BLIZZARD, MIMIC, DOUBLE_TEAM, BIDE, SWIFT, SKULL_BASH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BUBBLEBEAM, WATER_GUN, ICE_BEAM, BLIZZARD, HYPER_BEAM, MIMIC, DOUBLE_TEAM, BIDE, SWIFT, SKULL_BASH, REST, SUBSTITUTE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TAKE_DOWN, DOUBLE_EDGE, BUBBLEBEAM, WATER_GUN, ICE_BEAM, BLIZZARD, MIMIC, DOUBLE_TEAM, BIDE, SWIFT, SKULL_BASH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TAKE_DOWN, DOUBLE_EDGE, BUBBLEBEAM, WATER_GUN, ICE_BEAM, BLIZZARD, HYPER_BEAM, MIMIC, DOUBLE_TEAM, BIDE, SWIFT, SKULL_BASH, REST, SUBSTITUTE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BUBBLEBEAM, WATER_GUN, ICE_BEAM, BLIZZARD, THUNDERBOLT, THUNDER, PSYCHIC_M, TELEPORT, MIMIC, DOUBLE_TEAM, REFLECT, BIDE, SWIFT, SKULL_BASH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BUBBLEBEAM, WATER_GUN, ICE_BEAM, BLIZZARD, HYPER_BEAM, THUNDERBOLT, THUNDER, PSYCHIC_M, TELEPORT, MIMIC, DOUBLE_TEAM, REFLECT, BIDE, SWIFT, SKULL_BASH, REST, THUNDER_WAVE, PSYWAVE, SUBSTITUTE, SURF, FL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SUBMISSION, COUNTER, SEISMIC_TOSS, SOLARBEAM, THUNDERBOLT, THUNDER, PSYCHIC_M, TELEPORT, MIMIC, DOUBLE_TEAM, REFLECT, BIDE, METRONOME, SKULL_BASH, REST, THUNDER_WAVE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TAKE_DOWN, DOUBLE_EDGE, HYPER_BEAM, MIMIC, DOUBLE_TEAM, BIDE, SWIFT, SKULL_BASH, REST, SUBSTITUTE, CU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PSYCHIC_M, TELEPORT, MIMIC, DOUBLE_TEAM, REFLECT, BIDE, METRONOME, SKULL_BASH, REST, PSYWAVE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SUBMISSION, COUNTER, SEISMIC_TOSS, THUNDERBOLT, THUNDER, PSYCHIC_M, TELEPORT, MIMIC, DOUBLE_TEAM, REFLECT, BIDE, METRONOME, SWIFT, SKULL_BASH, REST, THUNDER_WAVE, PSYWAVE, SUBSTITUTE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MEGA_KICK, TOXIC, BODY_SLAM, TAKE_DOWN, DOUBLE_EDGE, HYPER_BEAM, SUBMISSION, COUNTER, SEISMIC_TOSS, PSYCHIC_M, TELEPORT, MIMIC, DOUBLE_TEAM, BIDE, METRONOME, FIRE_BLAST, SKULL_BASH, REST, PSYWAVE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TAKE_DOWN, DOUBLE_EDGE, HYPER_BEAM, SUBMISSION, SEISMIC_TOSS, MIMIC, DOUBLE_TEAM, BIDE, REST, SUBSTITUTE, CUT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ORN_DRILL, BODY_SLAM, TAKE_DOWN, DOUBLE_EDGE, ICE_BEAM, BLIZZARD, HYPER_BEAM, THUNDERBOLT, THUNDER, EARTHQUAKE, FISSURE, MIMIC, DOUBLE_TEAM, BIDE, FIRE_BLAST, SKULL_BASH, REST, SUBSTITUTE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TAKE_DOWN, DOUBLE_EDGE, BUBBLEBEAM, WATER_GUN, ICE_BEAM, BLIZZARD, HYPER_BEAM, DRAGON_RAGE, THUNDERBOLT, THUNDER, MIMIC, DOUBLE_TEAM, REFLECT, BIDE, FIRE_BLAST, SKULL_BASH, REST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ORN_DRILL, BODY_SLAM, TAKE_DOWN, DOUBLE_EDGE, BUBBLEBEAM, WATER_GUN, ICE_BEAM, BLIZZARD, HYPER_BEAM, SOLARBEAM, DRAGON_RAGE, THUNDERBOLT, THUNDER, PSYCHIC_M, MIMIC, DOUBLE_TEAM, REFLECT, BIDE, SKULL_BASH, REST, PSYWAV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MIMIC, DOUBLE_TEAM, REFLECT, BIDE, SWIFT, SKULL_BASH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ICE_BEAM, BLIZZARD, HYPER_BEAM, MIMIC, DOUBLE_TEAM, REFLECT, BIDE, SWIFT, SKULL_BASH, REST, SUBSTITUTE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THUNDERBOLT, THUNDER, MIMIC, DOUBLE_TEAM, REFLECT, BIDE, SWIFT, SKULL_BASH, REST, THUNDER_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HYPER_BEAM, MIMIC, DOUBLE_TEAM, REFLECT, BIDE, FIRE_BLAST, SWIFT, SKULL_BASH, REST, SUBSTIT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AKE_DOWN, DOUBLE_EDGE, ICE_BEAM, BLIZZARD, HYPER_BEAM, THUNDERBOLT, THUNDER, PSYCHIC_M, TELEPORT, MIMIC, DOUBLE_TEAM, REFLECT, BIDE, SWIFT, SKULL_BASH, REST, THUNDER_WAVE, PSYWAVE, SUBSTITUTE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ORN_DRILL, BODY_SLAM, TAKE_DOWN, DOUBLE_EDGE, BUBBLEBEAM, WATER_GUN, ICE_BEAM, BLIZZARD, HYPER_BEAM, SUBMISSION, SEISMIC_TOSS, MIMIC, DOUBLE_TEAM, REFLECT, BIDE, SKULL_BASH, REST, SUBSTITUTE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TAKE_DOWN, DOUBLE_EDGE, BUBBLEBEAM, WATER_GUN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MEGA_KICK, TOXIC, BODY_SLAM, TAKE_DOWN, DOUBLE_EDGE, BUBBLEBEAM, WATER_GUN, ICE_BEAM, BLIZZARD, HYPER_BEAM, SUBMISSION, SEISMIC_TOSS, MIMIC, DOUBLE_TEAM, REFLECT, BIDE, SKULL_BASH, REST, SUBSTITUTE, CUT, SUR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HYPER_BEAM, DRAGON_RAGE, MIMIC, DOUBLE_TEAM, REFLECT, BIDE, FIRE_BLAST, SWIFT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_KICK, TOXIC, BODY_SLAM, TAKE_DOWN, DOUBLE_EDGE, BUBBLEBEAM, WATER_GUN, ICE_BEAM, BLIZZARD, HYPER_BEAM, PAY_DAY, SUBMISSION, COUNTER, SEISMIC_TOSS, SOLARBEAM, THUNDERBOLT, THUNDER, EARTHQUAKE, FISSURE, PSYCHIC_M, MIMIC, DOUBLE_TEAM, REFLECT, BIDE, METRONOME, SELFDESTRUCT, FIRE_BLAST, SKULL_BASH, REST, PSYWAVE, ROCK_SLID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BUBBLEBEAM, WATER_GUN, ICE_BEAM, BLIZZARD, HYPER_BEAM, MIMIC, DOUBLE_TEAM, REFLECT, BIDE, SWIFT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HYPER_BEAM, THUNDERBOLT, THUNDER, MIMIC, DOUBLE_TEAM, REFLECT, BIDE, SWIFT, SKY_ATTACK, REST, THUNDER_WAVE, SUBSTITUTE, FLY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TAKE_DOWN, DOUBLE_EDGE, HYPER_BEAM, MIMIC, DOUBLE_TEAM, REFLECT, BIDE, FIRE_BLAST, SWIFT, SKY_ATTACK, REST, SUBSTITUTE, FL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51 LEER ; 55 AGILITY ; 60 SKY_ATTA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TAKE_DOWN, DOUBLE_EDGE, BUBBLEBEAM, WATER_GUN, ICE_BEAM, BLIZZARD, DRAGON_RAGE, THUNDERBOLT, THUNDER, MIMIC, DOUBLE_TEAM, REFLECT, BIDE, FIRE_BLAST, SWIFT, SKULL_BASH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ORN_DRILL, BODY_SLAM, TAKE_DOWN, DOUBLE_EDGE, BUBBLEBEAM, WATER_GUN, ICE_BEAM, BLIZZARD, DRAGON_RAGE, THUNDERBOLT, THUNDER, MIMIC, DOUBLE_TEAM, REFLECT, BIDE, FIRE_BLAST, SWIFT, SKULL_BASH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ORN_DRILL, BODY_SLAM, TAKE_DOWN, DOUBLE_EDGE, BUBBLEBEAM, WATER_GUN, ICE_BEAM, BLIZZARD, HYPER_BEAM, DRAGON_RAGE, THUNDERBOLT, THUNDER, MIMIC, DOUBLE_TEAM, REFLECT, BIDE, FIRE_BLAST, SWIFT, SKULL_BASH, REST, THUNDER_WAVE, SUBSTITUTE, SURF, STRENGT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_KICK, TOXIC, BODY_SLAM, TAKE_DOWN, DOUBLE_EDGE, BUBBLEBEAM, WATER_GUN, ICE_BEAM, BLIZZARD, HYPER_BEAM, SUBMISSION, COUNTER, SEISMIC_TOSS, SOLARBEAM, THUNDERBOLT, THUNDER, PSYCHIC_M, TELEPORT, MIMIC, DOUBLE_TEAM, REFLECT, BIDE, METRONOME, SELFDESTRUCT, FIRE_BLAST, SKULL_BASH, REST, THUNDER_WAVE, PSYWAVE, SUBSTITUTE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INFESTATION, MEGA_KICK, TOXIC, HORN_DRILL, BODY_SLAM, TAKE_DOWN, DOUBLE_EDGE, BUBBLEBEAM, WATER_GUN, ICE_BEAM, BLIZZARD, HYPER_BEAM, PAY_DAY, SUBMISSION, COUNTER, SEISMIC_TOSS, FEINT_ATTACK, GIGA_DRAIN, SOLARBEAM, DRAGON_RAGE, THUNDERBOLT, THUNDER, EARTHQUAKE, FISSURE, DIG, PSYCHIC_M, TELEPORT, MIMIC, DOUBLE_TEAM, REFLECT, BIDE, METRONOME, SELFDESTRUCT, X_SCISSOR, FIRE_BLAST, SWIFT, SKULL_BASH, SOFTBOILED, DREAM_EATER, SKY_ATTACK, REST, THUNDER_WAVE, PSYWAVE, EXPLOSION, ROCK_SLIDE, SUBSTITUTE, CUT, FLY, SURF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MEGA_KICK, TOXIC, BODY_SLAM, TAKE_DOWN, DOUBLE_EDGE, BUBBLEBEAM, WATER_GUN, ICE_BEAM, BLIZZARD, HYPER_BEAM, SUBMISSION, COUNTER, SEISMIC_TOSS, GIGA_DRAIN, SOLARBEAM, DRAGON_RAGE, THUNDERBOLT, THUNDER, EARTHQUAKE, FISSURE, PSYCHIC_M, TELEPORT, MIMIC, DOUBLE_TEAM, REFLECT, BIDE, METRONOME, FIRE_BLAST, SWIFT, DREAM_EATER, REST, THUNDER_WAVE, PSYWAVE, ROCK_SLIDE, SUBSTITUTE, CUT, SURF, STRENGTH, FLAS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 MIST ; 20 EARTHQUAKE ; 30 SONICBOOM ; 40 QUICK_ATTACK ; 50 REST ; 60 SKY_ATTACK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3-11T02:31:45.554551766</dc:date>
    <dc:creator>Michael </dc:creator>
    <meta:editing-duration>PT4H11M17S</meta:editing-duration>
    <meta:editing-cycles>27</meta:editing-cycles>
    <meta:document-statistic meta:table-count="1" meta:cell-count="3820" meta:object-count="0"/>
  </office:meta>
</office:document-meta>
</file>